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orizontal_20_Line">
      <style:paragraph-properties fo:margin-top="0cm" fo:margin-bottom="0cm"/>
    </style:style>
    <style:style style:name="P2" style:family="paragraph" style:parent-style-name="Heading_20_3">
      <style:paragraph-properties fo:margin-top="0cm" fo:margin-bottom="0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>
      <style:paragraph-properties fo:margin-top="0cm" fo:margin-bottom="0cm"/>
    </style:style>
    <style:style style:name="P40" style:family="paragraph" style:parent-style-name="Text_20_body" style:list-style-name="L37">
      <style:paragraph-properties fo:margin-top="0cm" fo:margin-bottom="0cm"/>
    </style:style>
    <style:style style:name="P41" style:family="paragraph" style:parent-style-name="Text_20_body" style:list-style-name="L38">
      <style:paragraph-properties fo:margin-top="0cm" fo:margin-bottom="0cm"/>
    </style:style>
    <style:style style:name="P42" style:family="paragraph" style:parent-style-name="Text_20_body" style:list-style-name="L39">
      <style:paragraph-properties fo:margin-top="0cm" fo:margin-bottom="0cm"/>
    </style:style>
    <style:style style:name="P43" style:family="paragraph" style:parent-style-name="Text_20_body" style:list-style-name="L40">
      <style:paragraph-properties fo:margin-top="0cm" fo:margin-bottom="0cm"/>
    </style:style>
    <style:style style:name="P44" style:family="paragraph" style:parent-style-name="Text_20_body" style:list-style-name="L41">
      <style:paragraph-properties fo:margin-top="0cm" fo:margin-bottom="0cm"/>
    </style:style>
    <style:style style:name="P45" style:family="paragraph" style:parent-style-name="Text_20_body" style:list-style-name="L42">
      <style:paragraph-properties fo:margin-top="0cm" fo:margin-bottom="0cm"/>
    </style:style>
    <style:style style:name="P46" style:family="paragraph" style:parent-style-name="Text_20_body" style:list-style-name="L43">
      <style:paragraph-properties fo:margin-top="0cm" fo:margin-bottom="0cm"/>
    </style:style>
    <style:style style:name="P47" style:family="paragraph" style:parent-style-name="Text_20_body" style:list-style-name="L44">
      <style:paragraph-properties fo:margin-top="0cm" fo:margin-bottom="0cm"/>
    </style:style>
    <style:style style:name="P48" style:family="paragraph" style:parent-style-name="Text_20_body" style:list-style-name="L45">
      <style:paragraph-properties fo:margin-top="0cm" fo:margin-bottom="0cm"/>
    </style:style>
    <style:style style:name="P49" style:family="paragraph" style:parent-style-name="Text_20_body" style:list-style-name="L46">
      <style:paragraph-properties fo:margin-top="0cm" fo:margin-bottom="0cm"/>
    </style:style>
    <style:style style:name="P50" style:family="paragraph" style:parent-style-name="Text_20_body" style:list-style-name="L47">
      <style:paragraph-properties fo:margin-top="0cm" fo:margin-bottom="0cm"/>
    </style:style>
    <style:style style:name="P51" style:family="paragraph" style:parent-style-name="Text_20_body" style:list-style-name="L48">
      <style:paragraph-properties fo:margin-top="0cm" fo:margin-bottom="0cm"/>
    </style:style>
    <style:style style:name="P52" style:family="paragraph" style:parent-style-name="Text_20_body" style:list-style-name="L49">
      <style:paragraph-properties fo:margin-top="0cm" fo:margin-bottom="0cm"/>
    </style:style>
    <style:style style:name="P53" style:family="paragraph" style:parent-style-name="Text_20_body" style:list-style-name="L50">
      <style:paragraph-properties fo:margin-top="0cm" fo:margin-bottom="0cm"/>
    </style:style>
    <style:style style:name="P54" style:family="paragraph" style:parent-style-name="Text_20_body" style:list-style-name="L51">
      <style:paragraph-properties fo:margin-top="0cm" fo:margin-bottom="0cm"/>
    </style:style>
    <style:style style:name="P55" style:family="paragraph" style:parent-style-name="Text_20_body" style:list-style-name="L52">
      <style:paragraph-properties fo:margin-top="0cm" fo:margin-bottom="0cm"/>
    </style:style>
    <style:style style:name="P56" style:family="paragraph" style:parent-style-name="Text_20_body" style:list-style-name="L53">
      <style:paragraph-properties fo:margin-top="0cm" fo:margin-bottom="0cm"/>
    </style:style>
    <style:style style:name="P57" style:family="paragraph" style:parent-style-name="Text_20_body" style:list-style-name="L54">
      <style:paragraph-properties fo:margin-top="0cm" fo:margin-bottom="0cm"/>
    </style:style>
    <style:style style:name="P58" style:family="paragraph" style:parent-style-name="Text_20_body" style:list-style-name="L55">
      <style:paragraph-properties fo:margin-top="0cm" fo:margin-bottom="0cm"/>
    </style:style>
    <style:style style:name="P59" style:family="paragraph" style:parent-style-name="Text_20_body" style:list-style-name="L56">
      <style:paragraph-properties fo:margin-top="0cm" fo:margin-bottom="0cm"/>
    </style:style>
    <style:style style:name="P60" style:family="paragraph" style:parent-style-name="Text_20_body" style:list-style-name="L57">
      <style:paragraph-properties fo:margin-top="0cm" fo:margin-bottom="0cm"/>
    </style:style>
    <style:style style:name="P61" style:family="paragraph" style:parent-style-name="Text_20_body" style:list-style-name="L58">
      <style:paragraph-properties fo:margin-top="0cm" fo:margin-bottom="0cm"/>
    </style:style>
    <style:style style:name="P62" style:family="paragraph" style:parent-style-name="Text_20_body" style:list-style-name="L59">
      <style:paragraph-properties fo:margin-top="0cm" fo:margin-bottom="0cm"/>
    </style:style>
    <style:style style:name="P63" style:family="paragraph" style:parent-style-name="Text_20_body" style:list-style-name="L60">
      <style:paragraph-properties fo:margin-top="0cm" fo:margin-bottom="0cm"/>
    </style:style>
    <style:style style:name="P64" style:family="paragraph" style:parent-style-name="Text_20_body" style:list-style-name="L61">
      <style:paragraph-properties fo:margin-top="0cm" fo:margin-bottom="0cm"/>
    </style:style>
    <style:style style:name="P65" style:family="paragraph" style:parent-style-name="Text_20_body" style:list-style-name="L62">
      <style:paragraph-properties fo:margin-top="0cm" fo:margin-bottom="0cm"/>
    </style:style>
    <style:style style:name="P66" style:family="paragraph" style:parent-style-name="Text_20_body" style:list-style-name="L63">
      <style:paragraph-properties fo:margin-top="0cm" fo:margin-bottom="0cm"/>
    </style:style>
    <style:style style:name="P67" style:family="paragraph" style:parent-style-name="Text_20_body" style:list-style-name="L64">
      <style:paragraph-properties fo:margin-top="0cm" fo:margin-bottom="0cm"/>
    </style:style>
    <style:style style:name="P68" style:family="paragraph" style:parent-style-name="Text_20_body" style:list-style-name="L65">
      <style:paragraph-properties fo:margin-top="0cm" fo:margin-bottom="0cm"/>
    </style:style>
    <style:style style:name="P69" style:family="paragraph" style:parent-style-name="Text_20_body" style:list-style-name="L66">
      <style:paragraph-properties fo:margin-top="0cm" fo:margin-bottom="0cm"/>
    </style:style>
    <style:style style:name="P70" style:family="paragraph" style:parent-style-name="Text_20_body" style:list-style-name="L67">
      <style:paragraph-properties fo:margin-top="0cm" fo:margin-bottom="0cm"/>
    </style:style>
    <style:style style:name="P71" style:family="paragraph" style:parent-style-name="Text_20_body" style:list-style-name="L68">
      <style:paragraph-properties fo:margin-top="0cm" fo:margin-bottom="0cm"/>
    </style:style>
    <style:style style:name="P72" style:family="paragraph" style:parent-style-name="Text_20_body" style:list-style-name="L69">
      <style:paragraph-properties fo:margin-top="0cm" fo:margin-bottom="0cm"/>
    </style:style>
    <style:style style:name="P73" style:family="paragraph" style:parent-style-name="Text_20_body" style:list-style-name="L70">
      <style:paragraph-properties fo:margin-top="0cm" fo:margin-bottom="0cm"/>
    </style:style>
    <style:style style:name="P74" style:family="paragraph" style:parent-style-name="Text_20_body" style:list-style-name="L71">
      <style:paragraph-properties fo:margin-top="0cm" fo:margin-bottom="0cm"/>
    </style:style>
    <style:style style:name="P75" style:family="paragraph" style:parent-style-name="Text_20_body" style:list-style-name="L72">
      <style:paragraph-properties fo:margin-top="0cm" fo:margin-bottom="0cm"/>
    </style:style>
    <style:style style:name="P76" style:family="paragraph" style:parent-style-name="Text_20_body" style:list-style-name="L73">
      <style:paragraph-properties fo:margin-top="0cm" fo:margin-bottom="0cm"/>
    </style:style>
    <style:style style:name="P77" style:family="paragraph" style:parent-style-name="Text_20_body" style:list-style-name="L74">
      <style:paragraph-properties fo:margin-top="0cm" fo:margin-bottom="0cm"/>
    </style:style>
    <style:style style:name="P78" style:family="paragraph" style:parent-style-name="Text_20_body" style:list-style-name="L75">
      <style:paragraph-properties fo:margin-top="0cm" fo:margin-bottom="0cm"/>
    </style:style>
    <style:style style:name="P79" style:family="paragraph" style:parent-style-name="Text_20_body" style:list-style-name="L76">
      <style:paragraph-properties fo:margin-top="0cm" fo:margin-bottom="0cm"/>
    </style:style>
    <style:style style:name="P80" style:family="paragraph" style:parent-style-name="Text_20_body" style:list-style-name="L77">
      <style:paragraph-properties fo:margin-top="0cm" fo:margin-bottom="0cm"/>
    </style:style>
    <style:style style:name="P81" style:family="paragraph" style:parent-style-name="Text_20_body" style:list-style-name="L78">
      <style:paragraph-properties fo:margin-top="0cm" fo:margin-bottom="0cm"/>
    </style:style>
    <style:style style:name="P82" style:family="paragraph" style:parent-style-name="Text_20_body" style:list-style-name="L79">
      <style:paragraph-properties fo:margin-top="0cm" fo:margin-bottom="0cm"/>
    </style:style>
    <style:style style:name="P83" style:family="paragraph" style:parent-style-name="Text_20_body" style:list-style-name="L80">
      <style:paragraph-properties fo:margin-top="0cm" fo:margin-bottom="0cm"/>
    </style:style>
    <style:style style:name="P84" style:family="paragraph" style:parent-style-name="Text_20_body" style:list-style-name="L81">
      <style:paragraph-properties fo:margin-top="0cm" fo:margin-bottom="0cm"/>
    </style:style>
    <style:style style:name="P85" style:family="paragraph" style:parent-style-name="Text_20_body" style:list-style-name="L82">
      <style:paragraph-properties fo:margin-top="0cm" fo:margin-bottom="0cm"/>
    </style:style>
    <style:style style:name="P86" style:family="paragraph" style:parent-style-name="Text_20_body" style:list-style-name="L83">
      <style:paragraph-properties fo:margin-top="0cm" fo:margin-bottom="0cm"/>
    </style:style>
    <style:style style:name="P87" style:family="paragraph" style:parent-style-name="Text_20_body" style:list-style-name="L84">
      <style:paragraph-properties fo:margin-top="0cm" fo:margin-bottom="0cm"/>
    </style:style>
    <style:style style:name="P88" style:family="paragraph" style:parent-style-name="Text_20_body" style:list-style-name="L85">
      <style:paragraph-properties fo:margin-top="0cm" fo:margin-bottom="0cm"/>
    </style:style>
    <style:style style:name="P89" style:family="paragraph" style:parent-style-name="Text_20_body" style:list-style-name="L87">
      <style:paragraph-properties fo:margin-top="0cm" fo:margin-bottom="0cm"/>
    </style:style>
    <style:style style:name="P90" style:family="paragraph" style:parent-style-name="Text_20_body" style:list-style-name="L88">
      <style:paragraph-properties fo:margin-top="0cm" fo:margin-bottom="0cm"/>
    </style:style>
    <style:style style:name="P91" style:family="paragraph" style:parent-style-name="Text_20_body" style:list-style-name="L89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1. <text:span text:style-name="Strong_20_Emphasis">Activisme</text:span></text:h>
      <text:list xml:id="list8939131794163199813" text:style-name="L37">
        <text:list-item>
          <text:p text:style-name="P40"><text:span text:style-name="Strong_20_Emphasis">Définition :</text:span> Engagement actif pour promouvoir des changements sociaux, politiques ou environnementaux. </text:p>
        </text:list-item>
        <text:list-item>
          <text:p text:style-name="P40"><text:span text:style-name="Strong_20_Emphasis">Phrase illustrative :</text:span> "L'activisme est essentiel pour faire entendre les voix des marginalisés et promouvoir la justice sociale." </text:p>
        </text:list-item>
      </text:list>
      <text:p text:style-name="P1"/>
      <text:h text:style-name="P2" text:outline-level="3">2. <text:span text:style-name="Strong_20_Emphasis">Activisme numérique</text:span></text:h>
      <text:list xml:id="list9059562961661862922" text:style-name="L38">
        <text:list-item>
          <text:p text:style-name="P41"><text:span text:style-name="Strong_20_Emphasis">Définition :</text:span> Utilisation des plateformes en ligne et des réseaux sociaux pour promouvoir des causes sociales, organiser des protestations ou sensibiliser à des problématiques sociétales. </text:p>
        </text:list-item>
        <text:list-item>
          <text:p text:style-name="P41"><text:span text:style-name="Strong_20_Emphasis">Phrase illustrative :</text:span> "L'activisme numérique permet de mobiliser des milliers de personnes en un clic pour défendre les droits des femmes." </text:p>
        </text:list-item>
      </text:list>
      <text:p text:style-name="P1"/>
      <text:h text:style-name="P2" text:outline-level="3">3. <text:span text:style-name="Strong_20_Emphasis">Aliénation</text:span></text:h>
      <text:list xml:id="list8288852228277932034" text:style-name="L39">
        <text:list-item>
          <text:p text:style-name="P42"><text:span text:style-name="Strong_20_Emphasis">Définition :</text:span> Processus par lequel un individu ou un groupe est séparé de ses valeurs, de sa culture, ou de son pouvoir, souvent en raison d'une oppression systémique. </text:p>
        </text:list-item>
        <text:list-item>
          <text:p text:style-name="P42"><text:span text:style-name="Strong_20_Emphasis">Phrase illustrative :</text:span> "L'aliénation des femmes dans la société patriarcale peut se manifester par leur exclusion des rôles de leadership." </text:p>
        </text:list-item>
      </text:list>
      <text:p text:style-name="P1"/>
      <text:h text:style-name="P2" text:outline-level="3">4. <text:span text:style-name="Strong_20_Emphasis">Androcentrisme</text:span></text:h>
      <text:list xml:id="list8333281951121081204" text:style-name="L40">
        <text:list-item>
          <text:p text:style-name="P43"><text:span text:style-name="Strong_20_Emphasis">Définition :</text:span> Vision du monde qui place l'homme comme norme et centre de référence, souvent en écartant les perspectives féminines. </text:p>
        </text:list-item>
        <text:list-item>
          <text:p text:style-name="P43"><text:span text:style-name="Strong_20_Emphasis">Phrase illustrative :</text:span> "L'androcentrisme dans les manuels scolaires réduit souvent l'histoire à celle des figures masculines, oubliant les contributions importantes des femmes." </text:p>
        </text:list-item>
      </text:list>
      <text:p text:style-name="P1"/>
      <text:h text:style-name="P2" text:outline-level="3">5. <text:span text:style-name="Strong_20_Emphasis">Autonomie</text:span></text:h>
      <text:list xml:id="list8427363816619457962" text:style-name="L41">
        <text:list-item>
          <text:p text:style-name="P44"><text:span text:style-name="Strong_20_Emphasis">Définition :</text:span> Capacité d'une personne à prendre des décisions et à agir en fonction de ses propres choix, sans dépendre d'autrui. </text:p>
        </text:list-item>
        <text:list-item>
          <text:p text:style-name="P44"><text:span text:style-name="Strong_20_Emphasis">Phrase illustrative :</text:span> "L'autonomie est essentielle pour que chacun puisse mener la vie qu'il souhaite." </text:p>
        </text:list-item>
      </text:list>
      <text:p text:style-name="P1"/>
      <text:h text:style-name="P2" text:outline-level="3">6. <text:span text:style-name="Strong_20_Emphasis">Autonomisation</text:span></text:h>
      <text:list xml:id="list6103825772029826480" text:style-name="L42">
        <text:list-item>
          <text:p text:style-name="P45"><text:span text:style-name="Strong_20_Emphasis">Définition :</text:span> Processus par lequel une personne, généralement une femme, prend le contrôle de sa vie et de ses décisions, en particulier dans des contextes où elle était historiquement désavantagée. </text:p>
        </text:list-item>
        <text:list-item>
          <text:p text:style-name="P45"><text:span text:style-name="Strong_20_Emphasis">Phrase illustrative :</text:span> "L'autonomisation des femmes passe par l'accès à l'éducation et à la possibilité de choisir leur propre chemin." </text:p>
        </text:list-item>
      </text:list>
      <text:p text:style-name="P1"/>
      <text:h text:style-name="P2" text:outline-level="3">7. <text:span text:style-name="Strong_20_Emphasis">Biais sexiste</text:span></text:h>
      <text:list xml:id="list5215672749986414694" text:style-name="L43">
        <text:list-item>
          <text:p text:style-name="P46"><text:span text:style-name="Strong_20_Emphasis">Définition :</text:span> Jugements ou attitudes discriminatoires fondés sur le sexe ou le genre d’une personne, souvent inconscients ou implicites. </text:p>
        </text:list-item>
        <text:list-item>
          <text:p text:style-name="P46"><text:span text:style-name="Strong_20_Emphasis">Phrase illustrative :</text:span> "Les biais sexistes peuvent se manifester dans les promotions professionnelles, où les femmes sont moins susceptibles d’être choisies pour des postes de direction." </text:p>
        </text:list-item>
      </text:list>
      <text:p text:style-name="P1"/>
      <text:h text:style-name="P2" text:outline-level="3">8. <text:span text:style-name="Strong_20_Emphasis">Body positivity</text:span></text:h>
      <text:list xml:id="list9070830156661017045" text:style-name="L44">
        <text:list-item>
          <text:p text:style-name="P47"><text:span text:style-name="Strong_20_Emphasis">Définition :</text:span> Mouvement social qui prône l'acceptation de tous les corps, quelle que soit leur forme, taille ou apparence, et lutte contre la stigmatisation corporelle. </text:p>
        </text:list-item>
        <text:list-item>
          <text:p text:style-name="P47"><text:span text:style-name="Strong_20_Emphasis">Phrase illustrative :</text:span> "Le mouvement body positivity encourage chacun à aimer son corps, indépendamment des standards de beauté imposés par la société." </text:p>
        </text:list-item>
      </text:list>
      <text:p text:style-name="P1"/>
      <text:h text:style-name="P2" text:outline-level="3">9. <text:span text:style-name="Strong_20_Emphasis">Consentement</text:span></text:h>
      <text:list xml:id="list3540389435696340622" text:style-name="L45">
        <text:list-item>
          <text:p text:style-name="P48"><text:span text:style-name="Strong_20_Emphasis">Définition :</text:span> Accord donné librement, consciemment et sans pression pour une action, en particulier dans le contexte des relations sexuelles. </text:p>
        </text:list-item>
        <text:list-item>
          <text:p text:style-name="P48"><text:soft-page-break/><text:span text:style-name="Strong_20_Emphasis">Phrase illustrative :</text:span> "Le consentement est essentiel dans toute relation sexuelle, et il doit être donné clairement, de manière enthousiaste et réciproque." </text:p>
        </text:list-item>
      </text:list>
      <text:p text:style-name="P1"/>
      <text:h text:style-name="P2" text:outline-level="3">10. <text:span text:style-name="Strong_20_Emphasis">Consentement éclairé</text:span></text:h>
      <text:list xml:id="list5421221906118916490" text:style-name="L46">
        <text:list-item>
          <text:p text:style-name="P49"><text:span text:style-name="Strong_20_Emphasis">Définition :</text:span> Consentement donné après avoir été correctement informé des conséquences et des risques d’une action, notamment dans le cadre médical ou sexuel. </text:p>
        </text:list-item>
        <text:list-item>
          <text:p text:style-name="P49"><text:span text:style-name="Strong_20_Emphasis">Phrase illustrative :</text:span> "Le consentement éclairé dans une relation sexuelle signifie que chaque partenaire a bien compris ce qu'implique l'acte et a accepté librement." </text:p>
        </text:list-item>
      </text:list>
      <text:p text:style-name="P1"/>
      <text:h text:style-name="P2" text:outline-level="3">11. <text:span text:style-name="Strong_20_Emphasis">Déconstruction</text:span></text:h>
      <text:list xml:id="list1882950618972089064" text:style-name="L47">
        <text:list-item>
          <text:p text:style-name="P50"><text:span text:style-name="Strong_20_Emphasis">Définition :</text:span> Processus de remise en question et d’analyse des normes, valeurs et structures sociales qui ont été établies comme « naturelles » ou « évidentes », particulièrement en ce qui concerne les rôles de genre. </text:p>
        </text:list-item>
        <text:list-item>
          <text:p text:style-name="P50"><text:span text:style-name="Strong_20_Emphasis">Phrase illustrative :</text:span> "La déconstruction des stéréotypes de genre aide à comprendre pourquoi certains comportements sont considérés comme féminins ou masculins." </text:p>
        </text:list-item>
      </text:list>
      <text:p text:style-name="P1"/>
      <text:h text:style-name="P2" text:outline-level="3">12. <text:span text:style-name="Strong_20_Emphasis">Discrimination</text:span></text:h>
      <text:list xml:id="list7674891400240975577" text:style-name="L48">
        <text:list-item>
          <text:p text:style-name="P51"><text:span text:style-name="Strong_20_Emphasis">Définition :</text:span> Traitement inégal ou injuste d’une personne ou d’un groupe en raison de caractéristiques comme le sexe, la race, l’âge ou l’orientation sexuelle. </text:p>
        </text:list-item>
        <text:list-item>
          <text:p text:style-name="P51"><text:span text:style-name="Strong_20_Emphasis">Phrase illustrative :</text:span> "La discrimination salariale entre hommes et femmes persiste dans de nombreuses industries, malgré les lois sur l'égalité." </text:p>
        </text:list-item>
      </text:list>
      <text:p text:style-name="P1"/>
      <text:h text:style-name="P2" text:outline-level="3">13. <text:span text:style-name="Strong_20_Emphasis">Discrimination systémique</text:span></text:h>
      <text:list xml:id="list4804728717956909522" text:style-name="L49">
        <text:list-item>
          <text:p text:style-name="P52"><text:span text:style-name="Strong_20_Emphasis">Définition :</text:span> Forme de discrimination qui est intégrée dans les structures sociales, politiques et économiques d'une société, affectant systématiquement un groupe particulier. </text:p>
        </text:list-item>
        <text:list-item>
          <text:p text:style-name="P52"><text:span text:style-name="Strong_20_Emphasis">Phrase illustrative :</text:span> "La discrimination systémique contre les femmes se manifeste par des écarts de salaires et des opportunités limitées dans de nombreuses industries." </text:p>
        </text:list-item>
      </text:list>
      <text:p text:style-name="P1"/>
      <text:h text:style-name="P2" text:outline-level="3">14. <text:span text:style-name="Strong_20_Emphasis">Écoféminisme</text:span></text:h>
      <text:list xml:id="list3629681892184184137" text:style-name="L50">
        <text:list-item>
          <text:p text:style-name="P53"><text:span text:style-name="Strong_20_Emphasis">Définition :</text:span> Mouvement qui lie les inégalités de genre à la destruction de l'environnement, affirmant que les femmes et la nature sont toutes deux victimes de l'exploitation. </text:p>
        </text:list-item>
        <text:list-item>
          <text:p text:style-name="P53"><text:span text:style-name="Strong_20_Emphasis">Phrase illustrative :</text:span> "L'écoféminisme propose de repenser nos pratiques écologiques en tenant compte des droits des femmes et de la préservation de la nature." </text:p>
        </text:list-item>
      </text:list>
      <text:p text:style-name="P1"/>
      <text:h text:style-name="P2" text:outline-level="3">15. <text:span text:style-name="Strong_20_Emphasis">Égalité</text:span></text:h>
      <text:list xml:id="list7979223431709013721" text:style-name="L51">
        <text:list-item>
          <text:p text:style-name="P54"><text:span text:style-name="Strong_20_Emphasis">Définition :</text:span> Principe fondamental qui postule que toutes les personnes, indépendamment de leur sexe, race, orientation sexuelle ou autre caractéristique, doivent avoir les mêmes droits et opportunités. </text:p>
        </text:list-item>
        <text:list-item>
          <text:p text:style-name="P54"><text:span text:style-name="Strong_20_Emphasis">Phrase illustrative :</text:span> "Le combat pour l'égalité des sexes est au cœur des luttes féministes, visant à offrir aux femmes les mêmes chances que les hommes." </text:p>
        </text:list-item>
      </text:list>
      <text:p text:style-name="P1"/>
      <text:h text:style-name="P2" text:outline-level="3">16. <text:span text:style-name="Strong_20_Emphasis">Égalité des genres</text:span></text:h>
      <text:list xml:id="list8634681814247581241" text:style-name="L52">
        <text:list-item>
          <text:p text:style-name="P55"><text:span text:style-name="Strong_20_Emphasis">Définition :</text:span> Concept qui prône l'égalité des droits, des responsabilités et des opportunités entre les sexes. </text:p>
        </text:list-item>
        <text:list-item>
          <text:p text:style-name="P55"><text:span text:style-name="Strong_20_Emphasis">Phrase illustrative :</text:span> "L'égalité des genres est essentielle pour créer des sociétés justes et équitables." </text:p>
        </text:list-item>
      </text:list>
      <text:p text:style-name="P1"/>
      <text:h text:style-name="P2" text:outline-level="3">17. <text:span text:style-name="Strong_20_Emphasis">Empowerment</text:span></text:h>
      <text:list xml:id="list6830477870395222873" text:style-name="L53">
        <text:list-item>
          <text:p text:style-name="P56"><text:span text:style-name="Strong_20_Emphasis">Définition :</text:span> Processus par lequel une personne ou un groupe acquiert la confiance, le contrôle et les ressources nécessaires pour prendre des décisions importantes et améliorer sa situation. </text:p>
        </text:list-item>
        <text:list-item>
          <text:p text:style-name="P56"><text:span text:style-name="Strong_20_Emphasis">Phrase illustrative :</text:span> "L’empowerment des femmes passe par l’accès à l’éducation, à la santé et à des opportunités professionnelles égales." </text:p>
        </text:list-item>
      </text:list>
      <text:p text:style-name="P1"><text:soft-page-break/></text:p>
      <text:h text:style-name="P2" text:outline-level="3">18. <text:span text:style-name="Strong_20_Emphasis">Empowerment économique</text:span></text:h>
      <text:list xml:id="list7901937723569286772" text:style-name="L54">
        <text:list-item>
          <text:p text:style-name="P57"><text:span text:style-name="Strong_20_Emphasis">Définition :</text:span> Renforcement de l'autonomie économique des individus ou des groupes, permettant d'augmenter leur accès à des ressources économiques, à l'emploi et à la prise de décision financière. </text:p>
        </text:list-item>
        <text:list-item>
          <text:p text:style-name="P57"><text:span text:style-name="Strong_20_Emphasis">Phrase illustrative :</text:span> "L’empowerment économique des femmes est essentiel pour leur permettre de prendre des décisions financières autonomes et d’être moins dépendantes des structures patriarcales." </text:p>
        </text:list-item>
      </text:list>
      <text:p text:style-name="P1"/>
      <text:h text:style-name="P2" text:outline-level="3">19. <text:span text:style-name="Strong_20_Emphasis">Féminisme</text:span></text:h>
      <text:list xml:id="list2918278750912425954" text:style-name="L55">
        <text:list-item>
          <text:p text:style-name="P58"><text:span text:style-name="Strong_20_Emphasis">Définition :</text:span> Mouvement politique et social visant à établir et à défendre l'égalité des droits entre les femmes et les hommes. </text:p>
        </text:list-item>
        <text:list-item>
          <text:p text:style-name="P58"><text:span text:style-name="Strong_20_Emphasis">Phrase illustrative :</text:span> "Le féminisme a évolué au fil du temps, passant de la lutte pour le droit de vote à la recherche d’une égalité totale dans tous les aspects de la société." </text:p>
        </text:list-item>
      </text:list>
      <text:p text:style-name="P1"/>
      <text:h text:style-name="P2" text:outline-level="3">20. <text:span text:style-name="Strong_20_Emphasis">Féminisme décolonial</text:span></text:h>
      <text:list xml:id="list1725567951519081407" text:style-name="L56">
        <text:list-item>
          <text:p text:style-name="P59"><text:span text:style-name="Strong_20_Emphasis">Définition :</text:span> Approche féministe qui se concentre sur l'impact du colonialisme et de l'impérialisme sur les femmes, en particulier celles des peuples colonisés et racialisés. </text:p>
        </text:list-item>
        <text:list-item>
          <text:p text:style-name="P59"><text:span text:style-name="Strong_20_Emphasis">Phrase illustrative :</text:span> "Le féminisme décolonial questionne les liens entre oppression de genre et colonialisme, en particulier pour les femmes racisées." </text:p>
        </text:list-item>
      </text:list>
      <text:p text:style-name="P1"/>
      <text:h text:style-name="P2" text:outline-level="3">21. <text:span text:style-name="Strong_20_Emphasis">Féminisme inclusif</text:span></text:h>
      <text:list xml:id="list5538691419132883351" text:style-name="L57">
        <text:list-item>
          <text:p text:style-name="P60"><text:span text:style-name="Strong_20_Emphasis">Définition :</text:span> Un féminisme qui embrasse la diversité des identités de genre et des expériences féminines, incluant les femmes transgenres, les personnes non binaires et d'autres communautés marginalisées. </text:p>
        </text:list-item>
        <text:list-item>
          <text:p text:style-name="P60"><text:span text:style-name="Strong_20_Emphasis">Phrase illustrative :</text:span> "Le féminisme inclusif cherche à s'assurer que toutes les voix féminines, qu'elles soient cisgenres, transgenres ou non binaires, soient entendues et respectées." </text:p>
        </text:list-item>
      </text:list>
      <text:p text:style-name="P1"/>
      <text:h text:style-name="P2" text:outline-level="3">22. <text:span text:style-name="Strong_20_Emphasis">Féminisme intersectionnel</text:span></text:h>
      <text:list xml:id="list1006095108676365535" text:style-name="L58">
        <text:list-item>
          <text:p text:style-name="P61"><text:span text:style-name="Strong_20_Emphasis">Définition :</text:span> Approche féministe qui examine comment les différentes formes de discrimination (sexe, race, classe, orientation sexuelle, etc.) se croisent et se renforcent mutuellement. </text:p>
        </text:list-item>
        <text:list-item>
          <text:p text:style-name="P61"><text:span text:style-name="Strong_20_Emphasis">Phrase illustrative :</text:span> "Le féminisme intersectionnel reconnaît que l’expérience d’une femme noire peut être différente de celle d’une femme blanche, en raison des discriminations liées à la race et au sexe." </text:p>
        </text:list-item>
      </text:list>
      <text:p text:style-name="P1"/>
      <text:h text:style-name="P2" text:outline-level="3">23. <text:span text:style-name="Strong_20_Emphasis">Féminisme radical</text:span></text:h>
      <text:list xml:id="list6511469041114932133" text:style-name="L59">
        <text:list-item>
          <text:p text:style-name="P62"><text:span text:style-name="Strong_20_Emphasis">Définition :</text:span> Branche du féminisme qui prône une transformation profonde de la société pour éliminer le patriarcat, remettant en question les structures sociales et politiques existantes. </text:p>
        </text:list-item>
        <text:list-item>
          <text:p text:style-name="P62"><text:span text:style-name="Strong_20_Emphasis">Phrase illustrative :</text:span> "Le féminisme radical va au-delà des réformes législatives et milite pour une refonte totale des structures de pouvoir." </text:p>
        </text:list-item>
      </text:list>
      <text:p text:style-name="P1"/>
      <text:h text:style-name="P2" text:outline-level="3">24. <text:span text:style-name="Strong_20_Emphasis">Galibot</text:span></text:h>
      <text:list xml:id="list4150427327220503457" text:style-name="L60">
        <text:list-item>
          <text:p text:style-name="P63"><text:span text:style-name="Strong_20_Emphasis">Définition :</text:span> Terme désignant une femme perçue comme ayant des qualités masculines, notamment dans les secteurs traditionnellement dominés par les hommes. </text:p>
        </text:list-item>
        <text:list-item>
          <text:p text:style-name="P63"><text:span text:style-name="Strong_20_Emphasis">Phrase illustrative :</text:span> "Dans le milieu de l'ingénierie, une femme qualifiée peut parfois être qualifiée de galibot, un terme péjoratif qui réduit ses compétences à son sexe." </text:p>
        </text:list-item>
      </text:list>
      <text:p text:style-name="P1"/>
      <text:h text:style-name="P2" text:outline-level="3">25. <text:span text:style-name="Strong_20_Emphasis">Gender</text:span></text:h>
      <text:list xml:id="list1794837778457921631" text:style-name="L61">
        <text:list-item>
          <text:p text:style-name="P64"><text:span text:style-name="Strong_20_Emphasis">Définition :</text:span> Terme anglais pour désigner le genre, c’est-à-dire les rôles, comportements et identités sociaux et culturels associés au sexe masculin ou féminin. </text:p>
        </text:list-item>
        <text:list-item>
          <text:p text:style-name="P64"><text:span text:style-name="Strong_20_Emphasis">Phrase illustrative :</text:span> "Les études sur le gender permettent de déconstruire les attentes <text:soft-page-break/>sociétales liées à ce que signifie être un homme ou une femme." </text:p>
        </text:list-item>
      </text:list>
      <text:p text:style-name="P1"/>
      <text:h text:style-name="P2" text:outline-level="3">26. <text:span text:style-name="Strong_20_Emphasis">Gynécologie sociale</text:span></text:h>
      <text:list xml:id="list8740113081452850731" text:style-name="L62">
        <text:list-item>
          <text:p text:style-name="P65"><text:span text:style-name="Strong_20_Emphasis">Définition :</text:span> Approche de la gynécologie qui prend en compte les dimensions sociales et culturelles de la santé reproductive des femmes. </text:p>
        </text:list-item>
        <text:list-item>
          <text:p text:style-name="P65"><text:span text:style-name="Strong_20_Emphasis">Phrase illustrative :</text:span> "La gynécologie sociale vise à promouvoir une meilleure compréhension des enjeux de santé des femmes dans un contexte socioculturel." </text:p>
        </text:list-item>
      </text:list>
      <text:p text:style-name="P1"/>
      <text:h text:style-name="P2" text:outline-level="3">27. <text:span text:style-name="Strong_20_Emphasis">Harcèlement</text:span></text:h>
      <text:list xml:id="list7702778088364338888" text:style-name="L63">
        <text:list-item>
          <text:p text:style-name="P66"><text:span text:style-name="Strong_20_Emphasis">Définition :</text:span> Comportement répétitif et non désiré qui cause du tort à une personne, souvent de nature sexuelle ou liée au genre. </text:p>
        </text:list-item>
        <text:list-item>
          <text:p text:style-name="P66"><text:span text:style-name="Strong_20_Emphasis">Phrase illustrative :</text:span> "Le harcèlement de rue est un exemple concret de la manière dont les femmes subissent régulièrement des comportements indésirables dans l’espace public." </text:p>
        </text:list-item>
      </text:list>
      <text:p text:style-name="P1"/>
      <text:h text:style-name="P2" text:outline-level="3">28. <text:span text:style-name="Strong_20_Emphasis">Hétérosexualité</text:span></text:h>
      <text:list xml:id="list1294861012666591370" text:style-name="L64">
        <text:list-item>
          <text:p text:style-name="P67"><text:span text:style-name="Strong_20_Emphasis">Définition :</text:span> Orientation sexuelle caractérisée par l'attirance romantique ou sexuelle envers des personnes de sexe opposé. </text:p>
        </text:list-item>
        <text:list-item>
          <text:p text:style-name="P67"><text:span text:style-name="Strong_20_Emphasis">Phrase illustrative :</text:span> "L'hétérosexualité est souvent considérée comme la norme dans de nombreuses cultures, ce qui peut marginaliser d'autres orientations sexuelles." </text:p>
        </text:list-item>
      </text:list>
      <text:p text:style-name="P1"/>
      <text:h text:style-name="P2" text:outline-level="3">29. <text:span text:style-name="Strong_20_Emphasis">Hétéronormativité</text:span></text:h>
      <text:list xml:id="list7309708953266867029" text:style-name="L65">
        <text:list-item>
          <text:p text:style-name="P68"><text:span text:style-name="Strong_20_Emphasis">Définition :</text:span> Idéologie selon laquelle l'hétérosexualité est la norme et que toutes les autres orientations sexuelles sont considérées comme déviantes ou marginales. </text:p>
        </text:list-item>
        <text:list-item>
          <text:p text:style-name="P68"><text:span text:style-name="Strong_20_Emphasis">Phrase illustrative :</text:span> "La société hétéronormative tend à exclure les personnes LGBTQ+ des discussions sur le genre et la sexualité." </text:p>
        </text:list-item>
      </text:list>
      <text:p text:style-name="P1"/>
      <text:h text:style-name="P2" text:outline-level="3"><text:soft-page-break/>30. <text:span text:style-name="Strong_20_Emphasis">Inclusivité</text:span></text:h>
      <text:list xml:id="list7566006961089203361" text:style-name="L66">
        <text:list-item>
          <text:p text:style-name="P69"><text:span text:style-name="Strong_20_Emphasis">Définition :</text:span> Qualité d'une société, d'une organisation ou d'un mouvement qui accueille et inclut toutes les personnes, sans distinction de sexe, race, orientation sexuelle, ou toute autre différence. </text:p>
        </text:list-item>
        <text:list-item>
          <text:p text:style-name="P69"><text:span text:style-name="Strong_20_Emphasis">Phrase illustrative :</text:span> "L'inclusivité dans les organisations permet à chacun de se sentir valorisé, quelle que soit son identité de genre ou son origine." </text:p>
        </text:list-item>
      </text:list>
      <text:p text:style-name="P1"/>
      <text:h text:style-name="P2" text:outline-level="3">31. <text:span text:style-name="Strong_20_Emphasis">Inégalités</text:span></text:h>
      <text:list xml:id="list1172938033602065210" text:style-name="L67">
        <text:list-item>
          <text:p text:style-name="P70"><text:span text:style-name="Strong_20_Emphasis">Définition :</text:span> Disparités entre individus ou groupes en termes d’accès aux ressources, de droits, d’opportunités, souvent selon des critères de sexe, de classe ou de race. </text:p>
        </text:list-item>
        <text:list-item>
          <text:p text:style-name="P70"><text:span text:style-name="Strong_20_Emphasis">Phrase illustrative :</text:span> "Les inégalités de salaire entre hommes et femmes persistent dans de nombreux secteurs, malgré les efforts pour l'égalité professionnelle." </text:p>
        </text:list-item>
      </text:list>
      <text:p text:style-name="P1"/>
      <text:h text:style-name="P2" text:outline-level="3">32. <text:span text:style-name="Strong_20_Emphasis">Intersectionnalité</text:span></text:h>
      <text:list xml:id="list281387659470594286" text:style-name="L68">
        <text:list-item>
          <text:p text:style-name="P71"><text:span text:style-name="Strong_20_Emphasis">Définition :</text:span> Théorie qui explore comment différentes formes d'inégalités et de discriminations, comme le racisme, le sexisme et la classe sociale, se croisent et affectent de manière unique les individus. </text:p>
        </text:list-item>
        <text:list-item>
          <text:p text:style-name="P71"><text:span text:style-name="Strong_20_Emphasis">Phrase illustrative :</text:span> "L’intersectionnalité aide à comprendre que les femmes noires, par exemple, peuvent faire face à des discriminations à la fois raciales et sexistes." </text:p>
        </text:list-item>
      </text:list>
      <text:p text:style-name="P1"/>
      <text:h text:style-name="P2" text:outline-level="3">33. <text:span text:style-name="Strong_20_Emphasis">LGBTQ+</text:span></text:h>
      <text:list xml:id="list8235962695025255507" text:style-name="L69">
        <text:list-item>
          <text:p text:style-name="P72"><text:span text:style-name="Strong_20_Emphasis">Définition :</text:span> Acronyme désignant les communautés lesbiennes, gaies, bisexuelles, transgenres et queer, ainsi que d'autres identités de genre et orientations sexuelles. </text:p>
        </text:list-item>
        <text:list-item>
          <text:p text:style-name="P72"><text:span text:style-name="Strong_20_Emphasis">Phrase illustrative :</text:span> "Les mouvements LGBTQ+ militent pour l'égalité des droits et la reconnaissance des diversités identitaires." </text:p>
        </text:list-item>
      </text:list>
      <text:p text:style-name="P1"/>
      <text:h text:style-name="P2" text:outline-level="3">34. <text:span text:style-name="Strong_20_Emphasis">Masculinisme</text:span></text:h>
      <text:list xml:id="list1849893400426329200" text:style-name="L70">
        <text:list-item>
          <text:p text:style-name="P73"><text:span text:style-name="Strong_20_Emphasis">Définition :</text:span> Mouvement ou idéologie qui se positionne en opposition au féminisme et qui met en avant les droits et les intérêts des hommes. </text:p>
        </text:list-item>
        <text:list-item>
          <text:p text:style-name="P73"><text:span text:style-name="Strong_20_Emphasis">Phrase illustrative :</text:span> "Le masculinisme critique souvent les efforts féministes en affirmant que les hommes sont eux aussi victimes de la société moderne." </text:p>
        </text:list-item>
      </text:list>
      <text:p text:style-name="P1"/>
      <text:h text:style-name="P2" text:outline-level="3">35. <text:span text:style-name="Strong_20_Emphasis">Misogynie</text:span></text:h>
      <text:list xml:id="list2621126216666003532" text:style-name="L71">
        <text:list-item>
          <text:p text:style-name="P74"><text:span text:style-name="Strong_20_Emphasis">Définition :</text:span> Haine, dédain ou mépris envers les femmes, souvent manifestée par des comportements ou des attitudes sexistes et discriminatoires. </text:p>
        </text:list-item>
        <text:list-item>
          <text:p text:style-name="P74"><text:span text:style-name="Strong_20_Emphasis">Phrase illustrative :</text:span> "La misogynie peut se manifester dans les blagues sexistes ou dans des commentaires dégradants sur les capacités des femmes." </text:p>
        </text:list-item>
      </text:list>
      <text:p text:style-name="P1"/>
      <text:h text:style-name="P2" text:outline-level="3">36. <text:span text:style-name="Strong_20_Emphasis">Mutilations génitales</text:span></text:h>
      <text:list xml:id="list9114935951223461315" text:style-name="L72">
        <text:list-item>
          <text:p text:style-name="P75"><text:span text:style-name="Strong_20_Emphasis">Définition :</text:span> Pratiques culturelles consistant à modifier les organes génitaux féminins, souvent pour des raisons non médicales, et qui sont considérées comme des violations des droits des femmes. </text:p>
        </text:list-item>
        <text:list-item>
          <text:p text:style-name="P75"><text:span text:style-name="Strong_20_Emphasis">Phrase illustrative :</text:span> "Les mutilations génitales féminines sont une pratique dangereuse et traumatisante, interdite par les lois dans de nombreux pays." </text:p>
        </text:list-item>
      </text:list>
      <text:p text:style-name="P1"/>
      <text:h text:style-name="P2" text:outline-level="3">37. <text:span text:style-name="Strong_20_Emphasis">Patriarcat</text:span></text:h>
      <text:list xml:id="list7288133225502535778" text:style-name="L73">
        <text:list-item>
          <text:p text:style-name="P76"><text:span text:style-name="Strong_20_Emphasis">Définition :</text:span> Système social et culturel où les hommes détiennent le pouvoir et l’autorité, et où les femmes occupent généralement des rôles subordonnés. </text:p>
        </text:list-item>
        <text:list-item>
          <text:p text:style-name="P76"><text:span text:style-name="Strong_20_Emphasis">Phrase illustrative :</text:span> "Le patriarcat reste présent dans de nombreuses sociétés, où les décisions politiques et économiques sont principalement prises par des hommes." </text:p>
        </text:list-item>
      </text:list>
      <text:p text:style-name="P1"/>
      <text:h text:style-name="P2" text:outline-level="3">38. <text:span text:style-name="Strong_20_Emphasis">Patriarcat hégémonique</text:span></text:h>
      <text:list xml:id="list8717219535871431073" text:style-name="L74">
        <text:list-item>
          <text:p text:style-name="P77"><text:span text:style-name="Strong_20_Emphasis">Définition :</text:span> Concept selon lequel un patriarcat dominant impose des normes culturelles et <text:soft-page-break/>sociales sur l'ensemble de la société, souvent au détriment des femmes et des minorités. </text:p>
        </text:list-item>
        <text:list-item>
          <text:p text:style-name="P77"><text:span text:style-name="Strong_20_Emphasis">Phrase illustrative :</text:span> "Le patriarcat hégémonique crée une société où les hommes blancs hétérosexuels sont perçus comme la norme et où les autres groupes sont marginalisés." </text:p>
        </text:list-item>
      </text:list>
      <text:p text:style-name="P1"/>
      <text:h text:style-name="P2" text:outline-level="3">39. <text:span text:style-name="Strong_20_Emphasis">Patrilinéarité</text:span></text:h>
      <text:list xml:id="list8814946549162459378" text:style-name="L75">
        <text:list-item>
          <text:p text:style-name="P78"><text:span text:style-name="Strong_20_Emphasis">Définition :</text:span> Système de transmission de l’héritage ou de la descendance par la lignée paternelle. </text:p>
        </text:list-item>
        <text:list-item>
          <text:p text:style-name="P78"><text:span text:style-name="Strong_20_Emphasis">Phrase illustrative :</text:span> "Dans de nombreuses sociétés, la patrilinéarité régit l'héritage des terres et des titres, excluant ainsi les femmes de l'héritage familial." </text:p>
        </text:list-item>
      </text:list>
      <text:p text:style-name="P1"/>
      <text:h text:style-name="P2" text:outline-level="3">40. <text:span text:style-name="Strong_20_Emphasis">Paternalisme</text:span></text:h>
      <text:list xml:id="list1132817163450935202" text:style-name="L76">
        <text:list-item>
          <text:p text:style-name="P79"><text:span text:style-name="Strong_20_Emphasis">Définition :</text:span> Attitude consistant à traiter un groupe comme s’il était incapable de prendre soin de lui-même, souvent utilisé dans les rapports entre hommes et femmes sous forme de protectionnisme. </text:p>
        </text:list-item>
        <text:list-item>
          <text:p text:style-name="P79"><text:span text:style-name="Strong_20_Emphasis">Phrase illustrative :</text:span> "Le paternalisme des hommes dans le domaine politique consiste à minimiser les voix féminines en prétendant qu’elles ne sont pas encore prêtes à diriger." </text:p>
        </text:list-item>
      </text:list>
      <text:p text:style-name="P1"/>
      <text:h text:style-name="P2" text:outline-level="3">41. <text:span text:style-name="Strong_20_Emphasis">Représentation</text:span></text:h>
      <text:list xml:id="list5546661949237407984" text:style-name="L77">
        <text:list-item>
          <text:p text:style-name="P80"><text:span text:style-name="Strong_20_Emphasis">Définition :</text:span> La manière dont un groupe ou une idée est présenté dans les médias, la politique ou la culture, et comment cela influence la perception publique. </text:p>
        </text:list-item>
        <text:list-item>
          <text:p text:style-name="P80"><text:span text:style-name="Strong_20_Emphasis">Phrase illustrative :</text:span> "La représentation des femmes dans les films de science-fiction a longtemps été limitée à des rôles stéréotypés, mais cela commence à changer." </text:p>
        </text:list-item>
      </text:list>
      <text:p text:style-name="P1"/>
      <text:h text:style-name="P2" text:outline-level="3">42. <text:span text:style-name="Strong_20_Emphasis">Rights</text:span></text:h>
      <text:list xml:id="list4247283084463147837" text:style-name="L78">
        <text:list-item>
          <text:p text:style-name="P81"><text:span text:style-name="Strong_20_Emphasis">Définition :</text:span> Droits fondamentaux que chaque individu possède, souvent garantis par la loi, visant à protéger la dignité et l'égalité des personnes. </text:p>
        </text:list-item>
        <text:list-item>
          <text:p text:style-name="P81"><text:span text:style-name="Strong_20_Emphasis">Phrase illustrative :</text:span> "Les droits humains sont universels et doivent être respectés pour tous, sans distinction." </text:p>
        </text:list-item>
      </text:list>
      <text:p text:style-name="P1"/>
      <text:h text:style-name="P2" text:outline-level="3">43. <text:span text:style-name="Strong_20_Emphasis">Sexe</text:span></text:h>
      <text:list xml:id="list1986704978685950383" text:style-name="L79">
        <text:list-item>
          <text:p text:style-name="P82"><text:span text:style-name="Strong_20_Emphasis">Définition :</text:span> Caractéristique biologique qui désigne les différences anatomiques entre hommes et femmes. </text:p>
        </text:list-item>
        <text:list-item>
          <text:p text:style-name="P82"><text:span text:style-name="Strong_20_Emphasis">Phrase illustrative :</text:span> "Le sexe d'une personne est souvent confondu avec son genre, bien que ce soient des concepts distincts." </text:p>
        </text:list-item>
      </text:list>
      <text:p text:style-name="P1"/>
      <text:h text:style-name="P2" text:outline-level="3">44. <text:span text:style-name="Strong_20_Emphasis">Sexisme</text:span></text:h>
      <text:list xml:id="list6002336304248245920" text:style-name="L80">
        <text:list-item>
          <text:p text:style-name="P83"><text:span text:style-name="Strong_20_Emphasis">Définition :</text:span> Discrimination fondée sur le sexe ou le genre, souvent en faveur des hommes et au détriment des femmes. </text:p>
        </text:list-item>
        <text:list-item>
          <text:p text:style-name="P83"><text:span text:style-name="Strong_20_Emphasis">Phrase illustrative :</text:span> "Le sexisme manifeste se voit dans les inégalités salariales, où les femmes sont souvent payées moins que les hommes pour un travail équivalent." </text:p>
        </text:list-item>
      </text:list>
      <text:p text:style-name="P1"/>
      <text:h text:style-name="P2" text:outline-level="3">45. <text:span text:style-name="Strong_20_Emphasis">Sexualité positive</text:span></text:h>
      <text:list xml:id="list2729335696588143363" text:style-name="L81">
        <text:list-item>
          <text:p text:style-name="P84"><text:span text:style-name="Strong_20_Emphasis">Définition :</text:span> Vision de la sexualité qui favorise la liberté, le consentement et l'expression saine et sans honte des désirs et de l'identité sexuelle. </text:p>
        </text:list-item>
        <text:list-item>
          <text:p text:style-name="P84"><text:span text:style-name="Strong_20_Emphasis">Phrase illustrative :</text:span> "La sexualité positive encourage les individus à explorer leur sexualité de manière libre et responsable, en mettant l'accent sur le consentement mutuel." </text:p>
        </text:list-item>
      </text:list>
      <text:p text:style-name="P1"/>
      <text:h text:style-name="P2" text:outline-level="3">46. <text:span text:style-name="Strong_20_Emphasis">Stéréotype de genre</text:span></text:h>
      <text:list xml:id="list7040744165763337823" text:style-name="L82">
        <text:list-item>
          <text:p text:style-name="P85"><text:span text:style-name="Strong_20_Emphasis">Définition :</text:span> Idées reçues sur ce que les hommes et les femmes sont censés être ou comment ils devraient se comporter, souvent liées à des attentes sociales ou culturelles. </text:p>
        </text:list-item>
        <text:list-item>
          <text:p text:style-name="P85"><text:span text:style-name="Strong_20_Emphasis">Phrase illustrative :</text:span> "Les stéréotypes de genre dictent souvent que les hommes doivent être forts et dominants, tandis que les femmes sont censées être douces et soumises." </text:p>
        </text:list-item>
      </text:list>
      <text:p text:style-name="P1"/>
      <text:h text:style-name="P2" text:outline-level="3"><text:soft-page-break/>47. <text:span text:style-name="Strong_20_Emphasis">Toxicité de la masculinité</text:span></text:h>
      <text:list xml:id="list6325098202580776901" text:style-name="L83">
        <text:list-item>
          <text:p text:style-name="P86"><text:span text:style-name="Strong_20_Emphasis">Définition :</text:span> Normes sociales qui valorisent des comportements agressifs, dominants et émotionnellement répressifs chez les hommes, en les encourageant à être conformes à une image stéréotypée de la virilité. </text:p>
        </text:list-item>
        <text:list-item>
          <text:p text:style-name="P86"><text:span text:style-name="Strong_20_Emphasis">Phrase illustrative :</text:span> "La toxicité de la masculinité peut avoir des effets dévastateurs, non seulement sur les femmes, mais aussi sur les hommes eux-mêmes qui se sentent obligés de se conformer à des attentes irréalistes." </text:p>
        </text:list-item>
      </text:list>
      <text:p text:style-name="P1"/>
      <text:h text:style-name="P2" text:outline-level="3">48. <text:span text:style-name="Strong_20_Emphasis">Transphobie</text:span></text:h>
      <text:list xml:id="list1808119529264771379" text:style-name="L84">
        <text:list-item>
          <text:p text:style-name="P87"><text:span text:style-name="Strong_20_Emphasis">Définition :</text:span> Peur, mépris ou discrimination envers les personnes transgenres ou non conformes au genre. </text:p>
        </text:list-item>
        <text:list-item>
          <text:p text:style-name="P87"><text:span text:style-name="Strong_20_Emphasis">Phrase illustrative :</text:span> "La transphobie peut se manifester par des comportements hostiles, des violences physiques ou des stéréotypes dégradants." </text:p>
        </text:list-item>
      </text:list>
      <text:p text:style-name="P1"/>
      <text:h text:style-name="P2" text:outline-level="3">49. <text:span text:style-name="Strong_20_Emphasis">Victimisation</text:span></text:h>
      <text:list xml:id="list324126453138932095" text:style-name="L85">
        <text:list-item>
          <text:p text:style-name="P88"><text:span text:style-name="Strong_20_Emphasis">Définition :</text:span> Processus par lequel une personne est traitée comme une victime, souvent par des systèmes sociaux ou juridiques qui ne lui accordent pas justice. </text:p>
        </text:list-item>
        <text:list-item>
          <text:p text:style-name="P88"><text:span text:style-name="Strong_20_Emphasis">Phrase illustrative :</text:span> "La victimisation des survivantes de violence sexuelle peut être exacerbée par des stéréotypes culturels et des préjugés." </text:p>
        </text:list-item>
      </text:list>
      <text:p text:style-name="P1"/>
      <text:h text:style-name="P2" text:outline-level="3">50. <text:span text:style-name="Strong_20_Emphasis">Violence conjugale</text:span></text:h>
      <text:list xml:id="list8997092673128731667" text:style-name="L87">
        <text:list-item>
          <text:p text:style-name="P89"><text:span text:style-name="Strong_20_Emphasis">Définition :</text:span> Toute forme de violence physique, psychologique, économique ou sexuelle exercée par un partenaire intime dans le cadre d’une relation. </text:p>
        </text:list-item>
        <text:list-item>
          <text:p text:style-name="P89"><text:span text:style-name="Strong_20_Emphasis">Phrase illustrative :</text:span> "La violence conjugale est un problème majeur, souvent caché, qui touche de nombreuses femmes à travers le monde." </text:p>
        </text:list-item>
      </text:list>
      <text:p text:style-name="P1"/>
      <text:h text:style-name="P2" text:outline-level="3">51. <text:span text:style-name="Strong_20_Emphasis">Violence sexuelle</text:span></text:h>
      <text:list xml:id="list7699737173519289049" text:style-name="L88">
        <text:list-item>
          <text:p text:style-name="P90"><text:span text:style-name="Strong_20_Emphasis">Définition :</text:span> Toute forme d'agression sexuelle, y compris le viol, les attouchements non consentis et le harcèlement sexuel. </text:p>
        </text:list-item>
        <text:list-item>
          <text:p text:style-name="P90"><text:span text:style-name="Strong_20_Emphasis">Phrase illustrative :</text:span> "La violence sexuelle est une forme grave d’abus qui laisse des séquelles physiques et psychologiques profondes sur les victimes." </text:p>
        </text:list-item>
      </text:list>
      <text:p text:style-name="P1"/>
      <text:h text:style-name="P2" text:outline-level="3">52. <text:span text:style-name="Strong_20_Emphasis">Women's empowerment</text:span></text:h>
      <text:list xml:id="list4342198010881897856" text:style-name="L89">
        <text:list-item>
          <text:p text:style-name="P91"><text:span text:style-name="Strong_20_Emphasis">Définition :</text:span> The process of giving women the power to take control of their lives and make choices that affect their personal, social, and economic status. </text:p>
        </text:list-item>
        <text:list-item>
          <text:p text:style-name="P91"><text:span text:style-name="Strong_20_Emphasis">Phrase illustrative:</text:span> "Women's empowerment is crucial to ensuring equal opportunities and improving societal well-being." </text:p>
        </text:list-item>
      </text:list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26T03:07:55.37</meta:creation-date>
    <meta:editing-duration>PT19M50S</meta:editing-duration>
    <meta:editing-cycles>5</meta:editing-cycles>
    <meta:generator>OpenOffice/4.1.15$Win32 OpenOffice.org_project/4115m2$Build-9813</meta:generator>
    <dc:date>2025-03-26T03:28:51.77</dc:date>
    <meta:document-statistic meta:table-count="0" meta:image-count="0" meta:object-count="0" meta:page-count="7" meta:paragraph-count="156" meta:word-count="2632" meta:character-count="17484"/>
  </office:meta>
</office:document-meta>
</file>